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DC000005DC4C6B801256E710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729fc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Name" style:list-style-name="L1">
      <style:graphic-properties draw:auto-grow-height="false" fo:min-height="0.712cm" fo:min-width="2.744cm"/>
      <style:paragraph-properties style:writing-mode="lr-tb"/>
    </style:style>
    <style:style style:name="gr3" style:family="graphic" style:parent-style-name="Default_5f_1" style:list-style-name="L1">
      <style:graphic-properties draw:fill-color="#ffffd7" draw:textarea-horizontal-align="justify" draw:textarea-vertical-align="top" draw:auto-grow-height="false" fo:min-height="2.236cm" fo:min-width="6.427cm"/>
      <style:paragraph-properties style:writing-mode="lr-tb"/>
    </style:style>
    <style:style style:name="gr4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5" style:family="graphic" style:parent-style-name="Default_5f_1">
      <style:graphic-properties draw:fill-color="#ff8000" draw:textarea-horizontal-align="justify" draw:textarea-vertical-align="middle" draw:auto-grow-height="false" fo:min-height="0.258cm" fo:min-width="0.643cm"/>
      <style:paragraph-properties style:writing-mode="lr-tb"/>
    </style:style>
    <style:style style:name="gr6" style:family="graphic" style:parent-style-name="Default_5f_1">
      <style:graphic-properties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7" style:family="graphic" style:parent-style-name="Default_5f_1">
      <style:graphic-properties draw:fill-color="#ffdbb6" draw:textarea-horizontal-align="justify" draw:textarea-vertical-align="middle" draw:auto-grow-height="false" fo:min-height="0.458cm" fo:min-width="1.093cm"/>
      <style:paragraph-properties style:writing-mode="lr-tb"/>
    </style:style>
    <style:style style:name="gr8" style:family="graphic" style:parent-style-name="Default_5f_1">
      <style:graphic-properties draw:fill-color="#ffdbb6" draw:textarea-horizontal-align="justify" draw:textarea-vertical-align="middle" draw:auto-grow-height="false" fo:min-height="0.458cm" fo:min-width="1.474cm"/>
      <style:paragraph-properties style:writing-mode="lr-tb"/>
    </style:style>
    <style:style style:name="gr9" style:family="graphic" style:parent-style-name="Default_5f_1">
      <style:graphic-properties draw:fill="solid" draw:fill-color="#ff8000" draw:textarea-horizontal-align="justify" draw:textarea-vertical-align="middle" draw:auto-grow-height="false" fo:min-height="0.258cm" fo:min-width="1.024cm"/>
      <style:paragraph-properties style:writing-mode="lr-tb"/>
    </style:style>
    <style:style style:name="gr10" style:family="graphic" style:parent-style-name="Default_5f_1">
      <style:graphic-properties draw:fill-color="#ffdbb6" draw:textarea-horizontal-align="justify" draw:textarea-vertical-align="middle" draw:auto-grow-height="false" fo:min-height="0.258cm" fo:min-width="1.024cm"/>
      <style:paragraph-properties style:writing-mode="lr-tb"/>
    </style:style>
    <style:style style:name="gr11" style:family="graphic" style:parent-style-name="Default_5f_1">
      <style:graphic-properties draw:fill="solid"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2" style:family="graphic" style:parent-style-name="Default_5f_1">
      <style:graphic-properties draw:fill-color="#ff8000" draw:textarea-horizontal-align="justify" draw:textarea-vertical-align="middle" draw:auto-grow-height="false" fo:min-height="0.458cm" fo:min-width="1.474cm"/>
      <style:paragraph-properties style:writing-mode="lr-tb"/>
    </style:style>
    <style:style style:name="gr13" style:family="graphic" style:parent-style-name="SpecialAbilities">
      <style:graphic-properties draw:textarea-horizontal-align="left" draw:textarea-vertical-align="top" draw:auto-grow-height="false" fo:min-height="3.937cm" fo:min-width="4.826cm"/>
      <style:paragraph-properties style:writing-mode="lr-tb"/>
    </style:style>
    <style:style style:name="gr14" style:family="graphic" style:parent-style-name="Default_5f_1">
      <style:graphic-properties draw:fill-color="#ffdbb6" draw:textarea-horizontal-align="justify" draw:textarea-vertical-align="middle" draw:auto-grow-height="false" fo:min-height="0.258cm" fo:min-width="0.643cm"/>
      <style:paragraph-properties style:writing-mode="lr-tb"/>
    </style:style>
    <style:style style:name="gr15" style:family="graphic" style:parent-style-name="Default_5f_1">
      <style:graphic-properties svg:stroke-width="0.035cm" svg:stroke-color="#000000" draw:marker-start-width="0.252cm" draw:marker-end-width="0.252cm" draw:fill-color="#e8f2a1" draw:textarea-horizontal-align="justify" draw:textarea-vertical-align="middle" draw:auto-grow-height="false" fo:min-height="0.061cm" fo:min-width="0cm" fo:padding-top="0.142cm" fo:padding-bottom="0.142cm" fo:padding-left="0.267cm" fo:padding-right="0.26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llura3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5" style:family="paragraph">
      <loext:graphic-properties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-color="#ff8000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 style:writing-mode="lr-tb"/>
      <style:text-properties fo:font-size="8pt" style:font-size-asian="8pt" style:font-size-complex="8pt"/>
    </style:style>
    <style:style style:name="P10" style:family="paragraph">
      <loext:graphic-properties draw:fill-color="#ff8000"/>
      <style:paragraph-properties fo:text-align="center" style:writing-mode="lr-tb"/>
      <style:text-properties fo:font-size="8pt" style:font-size-asian="8pt" style:font-size-complex="8pt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-color="#ff8000"/>
      <style:paragraph-properties fo:text-align="center" style:writing-mode="lr-tb"/>
      <style:text-properties fo:font-size="10pt" style:font-size-asian="10pt" style:font-size-complex="10pt"/>
    </style:style>
    <style:style style:name="P13" style:family="paragraph">
      <style:paragraph-properties fo:text-align="center" style:writing-mode="lr-tb"/>
      <style:text-properties fo:font-size="8pt" style:font-size-asian="10pt" style:font-size-complex="10pt"/>
    </style:style>
    <style:style style:name="P14" style:family="paragraph">
      <loext:graphic-properties draw:fill-color="#ffdbb6"/>
      <style:paragraph-properties fo:text-align="center" style:writing-mode="lr-tb"/>
      <style:text-properties fo:font-size="8pt" style:font-size-asian="10pt" style:font-size-complex="10pt"/>
    </style:style>
    <style:style style:name="P15" style:family="paragraph">
      <loext:graphic-properties draw:fill="solid" draw:fill-color="#ff8000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dbb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loext:graphic-properties draw:fill-color="#ffdbb6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style:paragraph-properties fo:text-align="start" style:writing-mode="lr-tb"/>
      <style:text-properties fo:font-size="8pt" style:font-size-asian="8pt" style:font-size-complex="8pt"/>
    </style:style>
    <style:style style:name="P19" style:family="paragraph"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P20" style:family="paragraph">
      <loext:graphic-properties draw:fill-color="#e8f2a1"/>
      <style:paragraph-properties fo:text-align="center" style:writing-mode="lr-tb"/>
      <style:text-properties style:font-name="Liberation Sans Narrow" fo:font-size="6pt" fo:font-weight="bold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llura3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ans Narrow" fo:font-size="5.40000009536743pt" fo:font-weight="bold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184cm" svg:height="3.184cm" svg:x="0.454cm" svg:y="0.445cm">
          <draw:image xlink:href="Pictures/10000201000005DC000005DC4C6B801256E710DB.png" xlink:type="simple" xlink:show="embed" xlink:actuate="onLoad" loext:mime-type="image/png">
            <text:p text:style-name="P1"><text:span text:style-name="T1">Image</text:span></text:p>
          </draw:image>
        </draw:frame>
        <draw:custom-shape draw:style-name="gr2" draw:text-style-name="P3" draw:layer="layout" svg:width="3.048cm" svg:height="1.016cm" svg:x="0.581cm" svg:y="3.121cm">
          <text:p text:style-name="P3"><text:span text:style-name="T2">Shimanuer</text:span></text:p>
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ustom-shape draw:style-name="gr3" draw:text-style-name="P5" draw:layer="layout" svg:width="6.477cm" svg:height="2.286cm" svg:x="0.381cm" svg:y="4.191cm">
          <text:p text:style-name="P4"><text:span text:style-name="T3">Long long long ago, there was a little girl and that girl was named Shimanuer. She was trekking through a grassland where she found the nun-chuck of doom. Then she was trekking through the grassland and then a wave of plague doctors came and attacked her. In the battle she was separated from her family, and then she got hit by one of the.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143cm" svg:height="0.508cm" svg:x="3.81cm" svg:y="0.381cm">
          <text:p text:style-name="P6"><text:span text:style-name="T4">Attack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43cm" svg:height="0.508cm" svg:x="6.096cm" svg:y="0.381cm">
          <text:p text:style-name="P6"><text:span text:style-name="T4">Range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1.143cm" svg:height="0.508cm" svg:x="7.239cm" svg:y="0.381cm">
          <text:p text:style-name="P9"><text:span text:style-name="T4">Hit</text:span><text:span text:style-name="T3"> 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.524cm" svg:height="0.508cm" svg:x="8.382cm" svg:y="0.381cm">
          <text:p text:style-name="P11"><text:span text:style-name="T4">Dmg</text:span><text:span text:style-name="T5">.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1.143cm" svg:height="0.508cm" svg:x="4.953cm" svg:y="0.381cm">
          <text:p text:style-name="P6"><text:span text:style-name="T4">Count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14" draw:layer="layout" svg:width="1.143cm" svg:height="0.508cm" svg:x="3.81cm" svg:y="0.889cm">
            <text:p text:style-name="P13">Chucks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6.096cm" svg:y="0.889cm">
            <text:p text:style-name="P13">2”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7.239cm" svg:y="0.889cm">
            <text:p text:style-name="P13">8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1.524cm" svg:height="0.508cm" svg:x="8.382cm" svg:y="0.889cm">
            <text:p text:style-name="P13">1d6</text:p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4.953cm" svg:y="0.889cm">
            <text:p text:style-name="P13">1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5" draw:layer="layout" svg:width="1.524cm" svg:height="0.508cm" svg:x="4.064cm" svg:y="2.032cm">
          <text:p text:style-name="P11"><text:span text:style-name="T5">Defend</text:span></text:p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1.524cm" svg:height="0.508cm" svg:x="4.064cm" svg:y="2.54cm">
          <text:p text:style-name="P11"><text:span text:style-name="T5">Ranged</text:span></text:p>
          <draw:enhanced-geometry svg:viewBox="0 0 21600 21600" draw:type="rectangle" draw:enhanced-path="M 0 0 L 21600 0 21600 21600 0 21600 0 0 Z N"/>
        </draw:custom-shape>
        <draw:g>
          <draw:g>
            <draw:g>
              <draw:custom-shape draw:style-name="gr11" draw:text-style-name="P7" draw:layer="layout" svg:width="1.524cm" svg:height="0.508cm" svg:x="3.81cm" svg:y="2.032cm">
                <text:p text:style-name="P6"><text:span text:style-name="T4">Defend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8" draw:layer="layout" svg:width="1.524cm" svg:height="0.508cm" svg:x="5.334cm" svg:y="2.032cm">
                <text:p text:style-name="P6"><text:span text:style-name="T4">Sav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2.54cm">
                <text:p text:style-name="P9"><text:span text:style-name="T3">Ranged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4" draw:layer="layout" svg:width="1.524cm" svg:height="0.508cm" svg:x="5.334cm" svg:y="2.54cm">
                <text:p text:style-name="P13">14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3.048cm">
                <text:p text:style-name="P9"><text:span text:style-name="T3">Melee</text:span>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4" draw:layer="layout" svg:width="1.524cm" svg:height="0.508cm" svg:x="5.334cm" svg:y="3.048cm">
                <text:p text:style-name="P13">16</text:p>
                <draw:enhanced-geometry svg:viewBox="0 0 21600 21600" draw:type="rectangle" draw:enhanced-path="M 0 0 L 21600 0 21600 21600 0 21600 0 0 Z N"/>
              </draw:custom-shape>
              <draw:custom-shape draw:style-name="gr8" draw:text-style-name="P17" draw:layer="layout" svg:width="1.524cm" svg:height="0.508cm" svg:x="3.81cm" svg:y="3.556cm">
                <text:p text:style-name="P9"><text:span text:style-name="T3">Magic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8" draw:text-style-name="P14" draw:layer="layout" svg:width="1.524cm" svg:height="0.508cm" svg:x="5.334cm" svg:y="3.556cm">
              <text:p text:style-name="P13">16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13" draw:text-style-name="P18" draw:layer="layout" svg:width="5.334cm" svg:height="4.445cm" svg:x="6.985cm" svg:y="2.032cm">
          <text:p text:style-name="P18"><text:span text:style-name="T3">Special Abilities:</text:span><text:span text:style-name="T3"><text:line-break/></text:span><text:span text:style-name="T3"><text:line-break/></text:span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1.143cm" svg:height="0.508cm" svg:x="11.176cm" svg:y="0.381cm">
          <text:p text:style-name="P11"><text:span text:style-name="T4">Speed</text:span><text:span text:style-name="T5"> 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143cm" svg:height="0.508cm" svg:x="11.176cm" svg:y="0.889cm">
          <text:p text:style-name="P13">1d20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20" draw:layer="layout" svg:width="0.381cm" svg:height="0.381cm" svg:x="0.635cm" svg:y="6.604cm">
            <text:p text:style-name="P19"><text:span text:style-name="T6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397cm" svg:y="6.604cm">
            <text:p text:style-name="P19"><text:span text:style-name="T6">4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778cm" svg:y="6.604cm">
            <text:p text:style-name="P19"><text:span text:style-name="T6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159cm" svg:y="6.604cm">
            <text:p text:style-name="P19"><text:span text:style-name="T6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54cm" svg:y="6.604cm">
            <text:p text:style-name="P19"><text:span text:style-name="T6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2.921cm" svg:y="6.604cm">
            <text:p text:style-name="P19"><text:span text:style-name="T6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3.302cm" svg:y="6.604cm">
            <text:p text:style-name="P19"><text:span text:style-name="T6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3.683cm" svg:y="6.604cm">
            <text:p text:style-name="P19"><text:span text:style-name="T6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4.064cm" svg:y="6.604cm">
            <text:p text:style-name="P19"><text:span text:style-name="T6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4.445cm" svg:y="6.604cm">
            <text:p text:style-name="P19"><text:span text:style-name="T6">1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1.016cm" svg:y="6.604cm">
            <text:p text:style-name="P19"><text:span text:style-name="T6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0" draw:layer="layout" svg:width="0.381cm" svg:height="0.381cm" svg:x="0.254cm" svg:y="6.604cm">
            <text:p text:style-name="P19"><text:span text:style-name="T6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7" draw:text-style-name="P14" draw:layer="layout" svg:width="1.143cm" svg:height="0.508cm" svg:x="3.81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6.096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7.239cm" svg:y="1.397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1.524cm" svg:height="0.508cm" svg:x="8.382cm" svg:y="1.397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4" draw:layer="layout" svg:width="1.143cm" svg:height="0.508cm" svg:x="4.953cm" svg:y="1.397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llura3" svg:font-family="Allura" style:font-pitch="variable"/>
    <style:font-face style:name="Allura2" svg:font-family="Allura" style:font-adornments="Bold Italic" style:font-pitch="variable"/>
    <style:font-face style:name="Allura" svg:font-family="Allura" style:font-family-generic="roman" style:font-pitch="variable"/>
    <style:font-face style:name="Allura1" svg:font-family="Allura" style:font-adornments="Bold Italic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fffd7" draw:end-color="#ffdbb6" draw:start-intensity="100%" draw:end-intensity="100%" draw:angle="300" draw:border="0%"/>
    <draw:gradient draw:name="Gradient_20_3" draw:display-name="Gradient 3" draw:style="linear" draw:start-color="#fff5ce" draw:end-color="#ffd8ce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left" draw:textarea-vertical-align="top" fo:padding-top="0.025cm" fo:padding-bottom="0.025cm" fo:padding-left="0.025cm" fo:padding-right="0.025cm" fo:wrap-option="wrap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pecialAbilities" style:family="graphic" style:parent-style-name="Default_5f_1">
      <style:graphic-properties svg:stroke-width="0.051cm" svg:stroke-color="#342a06" draw:marker-start-width="0.279cm" draw:marker-end-width="0.279cm" draw:fill="gradient" draw:fill-color="#ffffd7" draw:fill-gradient-name="Gradient_20_2" draw:gradient-step-count="64" draw:auto-grow-height="false" fo:padding-top="0.254cm" fo:padding-bottom="0.254cm" fo:padding-left="0.254cm" fo:padding-right="0.254cm"/>
      <style:text-properties style:font-name="Cambria" fo:font-family="Cambria" style:font-style-name="Regular" style:font-family-generic="roman" style:font-pitch="variable"/>
    </style:style>
    <style:style style:name="Name" style:family="graphic" style:parent-style-name="Default_5f_1">
      <style:graphic-properties svg:stroke-width="0.051cm" svg:stroke-color="#50200c" draw:marker-start-width="0.279cm" draw:marker-end-width="0.279cm" draw:fill="gradient" draw:fill-gradient-name="Gradient_20_3" draw:gradient-step-count="64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visible" draw:shadow-offset-x="-0.051cm" draw:shadow-offset-y="-0.051cm" draw:shadow-color="#000000"/>
      <style:text-properties style:font-name="Allura2" fo:font-family="Allura" style:font-style-name="Bold Italic" style:font-pitch="variable" fo:font-size="10pt" fo:font-style="italic" fo:font-weight="bold"/>
    </style:style>
  </office:styles>
  <office:automatic-styles>
    <style:page-layout style:name="PM0">
      <style:page-layout-properties fo:margin-top="0.254cm" fo:margin-bottom="0.254cm" fo:margin-left="0.254cm" fo:margin-right="0.254cm" fo:page-width="12.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0-16T17:16:13.219000000</meta:creation-date>
    <meta:editing-duration>PT4M9S</meta:editing-duration>
    <meta:editing-cycles>2</meta:editing-cycles>
    <meta:generator>LibreOffice/6.4.2.2$Windows_X86_64 LibreOffice_project/4e471d8c02c9c90f512f7f9ead8875b57fcb1ec3</meta:generator>
    <dc:title>HeroTemplate</dc:title>
    <dc:date>2021-10-16T17:20:22.212000000</dc:date>
    <meta:document-statistic meta:object-count="49"/>
    <meta:template xlink:type="simple" xlink:actuate="onRequest" xlink:title="HeroTemplate" xlink:href="../../../../../AppData/Roaming/LibreOffice/4/user/template/HeroTemplate.otg" meta:date="2021-10-16T17:16:13.110000000"/>
  </office:meta>
</office:document-meta>
</file>